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0F54637724BA369CAF4.png" manifest:media-type="image/png"/>
  <manifest:file-entry manifest:full-path="Pictures/100000000000012C0000009FC256C999B69AD2D2.png" manifest:media-type="image/png"/>
  <manifest:file-entry manifest:full-path="Pictures/100002010000014D0000011685A5C0C3CBF9DA3A.png" manifest:media-type="image/png"/>
  <manifest:file-entry manifest:full-path="Pictures/100002010000015E000001070FE0B089F5D7E1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b52f" officeooo:paragraph-rsid="0015b52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e5be" officeooo:paragraph-rsid="0018e5b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. Waterfall model </text:p>
      <text:p text:style-name="P1"><draw:frame draw:style-name="fr1" draw:name="Image4" text:anchor-type="paragraph" svg:x="3.738cm" svg:y="0.175cm" svg:width="9.26cm" svg:height="6.959cm" draw:z-index="2"><draw:image xlink:href="Pictures/100002010000015E000001070FE0B089F5D7E18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Iterative Model</text:p>
      <text:p text:style-name="P1"><draw:frame draw:style-name="fr1" draw:name="Image1" text:anchor-type="paragraph" svg:x="4.426cm" svg:y="0cm" svg:width="7.938cm" svg:height="4.207cm" draw:z-index="0"><draw:image xlink:href="Pictures/100000000000012C0000009FC256C999B69AD2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V- Model</text:p>
      <text:p text:style-name="P1"><draw:frame draw:style-name="fr1" draw:name="Image3" text:anchor-type="paragraph" svg:x="3.341cm" svg:y="0.042cm" svg:width="9.977cm" svg:height="5.554cm" draw:z-index="3"><draw:image xlink:href="Pictures/10000201000001B8000000F54637724BA369CA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Spiral model</text:p>
      <text:p text:style-name="P2"><draw:frame draw:style-name="fr1" draw:name="Image2" text:anchor-type="paragraph" svg:x="4.822cm" svg:y="0.418cm" svg:width="7.595cm" svg:height="6.341cm" draw:z-index="1"><draw:image xlink:href="Pictures/100002010000014D0000011685A5C0C3CBF9DA3A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00:58.459134303</meta:creation-date>
    <dc:date>2019-05-21T15:40:26.375204519</dc:date>
    <meta:editing-duration>PT28M42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" meta:paragraph-count="4" meta:word-count="12" meta:character-count="63" meta:non-whitespace-character-count="54"/>
  </office:meta>
</office:document-meta>
</file>